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8.69pt"/>
    </style:style>
    <style:style style:name="co4" style:family="table-column">
      <style:table-column-properties fo:break-before="auto" style:column-width="119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Homework</text:p>
          </table:table-cell>
          <table:table-cell table:number-columns-repeated="9"/>
          <table:table-cell office:value-type="string" calcext:value-type="string">
            <text:p>Midterms</text:p>
          </table:table-cell>
          <table:table-cell table:number-columns-repeated="3"/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office:value-type="string" calcext:value-type="string">
            <text:p>Final Paper?</text:p>
          </table:table-cell>
          <table:table-cell office:value-type="string" calcext:value-type="string">
            <text:p>In-Class Activity</text:p>
          </table:table-cell>
          <table:table-cell table:number-columns-repeated="12"/>
          <table:table-cell office:value-type="string" calcext:value-type="string">
            <text:p>Final Grade Raw</text:p>
          </table:table-cell>
          <table:table-cell/>
          <table:table-cell office:value-type="string" calcext:value-type="string">
            <text:p>Final Grade</text:p>
          </table:table-cell>
        </table:table-row>
        <table:table-row table:style-name="ro1">
          <table:table-cell office:value-type="string" calcext:value-type="string">
            <text:p>Student Name (ID)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table:style-name="ce1" office:value-type="string" calcext:value-type="string">
            <text:p>Week 8</text:p>
          </table:table-cell>
          <table:table-cell table:style-name="ce1" office:value-type="string" calcext:value-type="string">
            <text:p>Week 10</text:p>
          </table:table-cell>
          <table:table-cell table:style-name="ce1" office:value-type="string" calcext:value-type="string">
            <text:p>Week 11</text:p>
          </table:table-cell>
          <table:table-cell table:style-name="ce1" office:value-type="string" calcext:value-type="string">
            <text:p>Midterm 1</text:p>
          </table:table-cell>
          <table:table-cell table:style-name="ce1" office:value-type="string" calcext:value-type="string">
            <text:p>Midterm 2</text:p>
          </table:table-cell>
          <table:table-cell table:style-name="ce1" office:value-type="string" calcext:value-type="string">
            <text:p>Midterm 3</text:p>
          </table:table-cell>
          <table:table-cell table:style-name="ce1" office:value-type="string" calcext:value-type="string">
            <text:p>Midterm 4</text:p>
          </table:table-cell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table:style-name="ce1" office:value-type="string" calcext:value-type="string">
            <text:p>Final Week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table:style-name="ce1" office:value-type="string" calcext:value-type="string">
            <text:p>Week 8</text:p>
          </table:table-cell>
          <table:table-cell table:style-name="ce1" office:value-type="string" calcext:value-type="string">
            <text:p>Week 9</text:p>
          </table:table-cell>
          <table:table-cell table:style-name="ce1" office:value-type="string" calcext:value-type="string">
            <text:p>Week 10</text:p>
          </table:table-cell>
          <table:table-cell table:style-name="ce1" office:value-type="string" calcext:value-type="string">
            <text:p>Week 11</text:p>
          </table:table-cell>
          <table:table-cell table:style-name="ce1" office:value-type="string" calcext:value-type="string">
            <text:p>Week 12</text:p>
          </table:table-cell>
          <table:table-cell table:style-name="ce1" office:value-type="string" calcext:value-type="string">
            <text:p>Week 13</text:p>
          </table:table-cell>
          <table:table-cell office:value-type="string" calcext:value-type="string">
            <text:p>Final Grade R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ger (20544908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/8"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10/20" office:value-type="float" office:value="0.5" calcext:value-type="float">
            <text:p>0.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3:.K3])*0.2+[.L3]*0.1+[.M3]*0.1+[.N3]*0.1+[.O3]*0.1+[.P3]*0.1+[.Q3]*0.15+AVERAGE([.S3:.AE3])*0.15+0.01" office:value-type="float" office:value="0.852777777777778" calcext:value-type="float">
            <text:p>0.8527777778</text:p>
          </table:table-cell>
          <table:table-cell office:value-type="string" calcext:value-type="string">
            <text:p>Springer (20544908)</text:p>
          </table:table-cell>
          <table:table-cell table:formula="of:=[.AF3]*100" office:value-type="float" office:value="85.2777777777778" calcext:value-type="float">
            <text:p>85.2777777778</text:p>
          </table:table-cell>
        </table:table-row>
        <table:table-row table:style-name="ro1">
          <table:table-cell office:value-type="string" calcext:value-type="string">
            <text:p>Condon (20514528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3.5/5" office:value-type="float" office:value="0.7" calcext:value-type="float">
            <text:p>0.7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/5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9/10" office:value-type="float" office:value="0.9" calcext:value-type="float">
            <text:p>0.9</text:p>
          </table:table-cell>
          <table:table-cell table:formula="of:=13.33/20" office:value-type="float" office:value="0.6665" calcext:value-type="float">
            <text:p>0.6665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4:.K4])*0.2+[.L4]*0.1+[.M4]*0.1+[.N4]*0.1+[.O4]*0.1+[.P4]*0.1+[.Q4]*0.15+AVERAGE([.S4:.AE4])*0.15+0.01" office:value-type="float" office:value="0.837336111111111" calcext:value-type="float">
            <text:p>0.8373361111</text:p>
          </table:table-cell>
          <table:table-cell office:value-type="string" calcext:value-type="string">
            <text:p>Condon (20514528)</text:p>
          </table:table-cell>
          <table:table-cell table:formula="of:=[.AF4]*100" office:value-type="float" office:value="83.7336111111111" calcext:value-type="float">
            <text:p>83.7336111111</text:p>
          </table:table-cell>
        </table:table-row>
        <table:table-row table:style-name="ro1">
          <table:table-cell office:value-type="string" calcext:value-type="string">
            <text:p>Palacio (20495983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9/12" office:value-type="float" office:value="0.75" calcext:value-type="float">
            <text:p>0.75</text:p>
          </table:table-cell>
          <table:table-cell table:formula="of:=9/12" office:value-type="float" office:value="0.75" calcext:value-type="float">
            <text:p>0.75</text:p>
          </table:table-cell>
          <table:table-cell table:formula="of:=10/10" office:value-type="float" office:value="1" calcext:value-type="float">
            <text:p>1</text:p>
          </table:table-cell>
          <table:table-cell table:formula="of:=15.5/20" office:value-type="float" office:value="0.775" calcext:value-type="float">
            <text:p>0.77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5:.K5])*0.2+[.L5]*0.1+[.M5]*0.1+[.N5]*0.1+[.O5]*0.1+[.P5]*0.1+[.Q5]*0.15+AVERAGE([.S5:.AE5])*0.15+0.01" office:value-type="float" office:value="0.853888888888889" calcext:value-type="float">
            <text:p>0.8538888889</text:p>
          </table:table-cell>
          <table:table-cell office:value-type="string" calcext:value-type="string">
            <text:p>Palacio (20495983)</text:p>
          </table:table-cell>
          <table:table-cell table:formula="of:=[.AF5]*100" office:value-type="float" office:value="85.3888888888889" calcext:value-type="float">
            <text:p>85.3888888889</text:p>
          </table:table-cell>
        </table:table-row>
        <table:table-row table:style-name="ro1">
          <table:table-cell office:value-type="string" calcext:value-type="string">
            <text:p>Oaker (20495983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7/10" office:value-type="float" office:value="0.7" calcext:value-type="float">
            <text:p>0.7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2/12" office:value-type="float" office:value="1" calcext:value-type="float">
            <text:p>1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14/20" office:value-type="float" office:value="0.7" calcext:value-type="float">
            <text:p>0.7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6:.K6])*0.2+[.L6]*0.1+[.M6]*0.1+[.N6]*0.1+[.O6]*0.1+[.P6]*0.1+[.Q6]*0.15+AVERAGE([.S6:.AE6])*0.15+0.01" office:value-type="float" office:value="0.882861111111111" calcext:value-type="float">
            <text:p>0.8828611111</text:p>
          </table:table-cell>
          <table:table-cell office:value-type="string" calcext:value-type="string">
            <text:p>Oaker (20495983)</text:p>
          </table:table-cell>
          <table:table-cell table:formula="of:=[.AF6]*100" office:value-type="float" office:value="88.2861111111111" calcext:value-type="float">
            <text:p>88.2861111111</text:p>
          </table:table-cell>
        </table:table-row>
        <table:table-row table:style-name="ro1">
          <table:table-cell office:value-type="string" calcext:value-type="string">
            <text:p>Perez (20485992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6.25/9" office:value-type="float" office:value="0.694444444444444" calcext:value-type="float">
            <text:p>0.6944444444</text:p>
          </table:table-cell>
          <table:table-cell table:formula="of:=12/12" office:value-type="float" office:value="1" calcext:value-type="float">
            <text:p>1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14/20" office:value-type="float" office:value="0.7" calcext:value-type="float">
            <text:p>0.7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7:.K7])*0.2+[.L7]*0.1+[.M7]*0.1+[.N7]*0.1+[.O7]*0.1+[.P7]*0.1+[.Q7]*0.15+AVERAGE([.S7:.AE7])*0.15+0.01" office:value-type="float" office:value="0.887181111111111" calcext:value-type="float">
            <text:p>0.8871811111</text:p>
          </table:table-cell>
          <table:table-cell office:value-type="string" calcext:value-type="string">
            <text:p>Perez (20485992)</text:p>
          </table:table-cell>
          <table:table-cell table:formula="of:=[.AF7]*100" office:value-type="float" office:value="88.7181111111111" calcext:value-type="float">
            <text:p>88.7181111111</text:p>
          </table:table-cell>
        </table:table-row>
        <table:table-row table:style-name="ro1">
          <table:table-cell office:value-type="string" calcext:value-type="string">
            <text:p>Castillo (20497026)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4.17/5" office:value-type="float" office:value="0.834" calcext:value-type="float">
            <text:p>0.834</text:p>
          </table:table-cell>
          <table:table-cell table:formula="of:=6/6" office:value-type="float" office:value="1" calcext:value-type="float">
            <text:p>1</text:p>
          </table:table-cell>
          <table:table-cell table:formula="of:=3.75/5" office:value-type="float" office:value="0.75" calcext:value-type="float">
            <text:p>0.75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table:formula="of:=14.5/20" office:value-type="float" office:value="0.725" calcext:value-type="float">
            <text:p>0.72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8:.K8])*0.2+[.L8]*0.1+[.M8]*0.1+[.N8]*0.1+[.O8]*0.1+[.P8]*0.1+[.Q8]*0.15+AVERAGE([.S8:.AE8])*0.15+0.01" office:value-type="float" office:value="0.896041111111111" calcext:value-type="float">
            <text:p>0.8960411111</text:p>
          </table:table-cell>
          <table:table-cell office:value-type="string" calcext:value-type="string">
            <text:p>Castillo (20497026)</text:p>
          </table:table-cell>
          <table:table-cell table:formula="of:=[.AF8]*100" office:value-type="float" office:value="89.6041111111111" calcext:value-type="float">
            <text:p>89.6041111111</text:p>
          </table:table-cell>
        </table:table-row>
        <table:table-row table:style-name="ro1">
          <table:table-cell office:value-type="string" calcext:value-type="string">
            <text:p>Washington (20504641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12/12" office:value-type="float" office:value="1" calcext:value-type="float">
            <text:p>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0" office:value-type="float" office:value="1" calcext:value-type="float">
            <text:p>1</text:p>
          </table:table-cell>
          <table:table-cell table:formula="of:=15.5/20" office:value-type="float" office:value="0.775" calcext:value-type="float">
            <text:p>0.77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9:.K9])*0.2+[.L9]*0.1+[.M9]*0.1+[.N9]*0.1+[.O9]*0.1+[.P9]*0.1+[.Q9]*0.15+AVERAGE([.S9:.AE9])*0.15+0.01" office:value-type="float" office:value="0.887138888888889" calcext:value-type="float">
            <text:p>0.8871388889</text:p>
          </table:table-cell>
          <table:table-cell office:value-type="string" calcext:value-type="string">
            <text:p>Washington (20504641)</text:p>
          </table:table-cell>
          <table:table-cell table:formula="of:=[.AF9]*100" office:value-type="float" office:value="88.7138888888889" calcext:value-type="float">
            <text:p>88.7138888889</text:p>
          </table:table-cell>
        </table:table-row>
        <table:table-row table:style-name="ro1">
          <table:table-cell office:value-type="string" calcext:value-type="string">
            <text:p>Telles (20590968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2.5/5" office:value-type="float" office:value="0.5" calcext:value-type="float">
            <text:p>0.5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5/10" office:value-type="float" office:value="0.5" calcext:value-type="float">
            <text:p>0.5</text:p>
          </table:table-cell>
          <table:table-cell table:formula="of:=7.5/9" office:value-type="float" office:value="0.833333333333333" calcext:value-type="float">
            <text:p>0.8333333333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9/10" office:value-type="float" office:value="0.9" calcext:value-type="float">
            <text:p>0.9</text:p>
          </table:table-cell>
          <table:table-cell table:formula="of:=8/20" office:value-type="float" office:value="0.4" calcext:value-type="float">
            <text:p>0.4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0:.K10])*0.2+[.L10]*0.1+[.M10]*0.1+[.N10]*0.1+[.O10]*0.1+[.P10]*0.1+[.Q10]*0.15+AVERAGE([.S10:.AE10])*0.15+0.01" office:value-type="float" office:value="0.748653333333333" calcext:value-type="float">
            <text:p>0.7486533333</text:p>
          </table:table-cell>
          <table:table-cell office:value-type="string" calcext:value-type="string">
            <text:p>Telles (20590968)</text:p>
          </table:table-cell>
          <table:table-cell table:formula="of:=[.AF10]*100" office:value-type="float" office:value="74.8653333333333" calcext:value-type="float">
            <text:p>74.8653333333</text:p>
          </table:table-cell>
        </table:table-row>
        <table:table-row table:style-name="ro1">
          <table:table-cell office:value-type="string" calcext:value-type="string">
            <text:p>Mulrooney (20539107)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3.5/4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12/12" office:value-type="float" office:value="1" calcext:value-type="float">
            <text:p>1</text:p>
          </table:table-cell>
          <table:table-cell table:formula="of:=12/12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16.5/20" office:value-type="float" office:value="0.825" calcext:value-type="float">
            <text:p>0.82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1:.K11])*0.2+[.L11]*0.1+[.M11]*0.1+[.N11]*0.1+[.O11]*0.1+[.P11]*0.1+[.Q11]*0.15+AVERAGE([.S11:.AE11])*0.15+0.01" office:value-type="float" office:value="0.880292222222222" calcext:value-type="float">
            <text:p>0.8802922222</text:p>
          </table:table-cell>
          <table:table-cell office:value-type="string" calcext:value-type="string">
            <text:p>Mulrooney (20539107)</text:p>
          </table:table-cell>
          <table:table-cell table:formula="of:=[.AF11]*100" office:value-type="float" office:value="88.0292222222222" calcext:value-type="float">
            <text:p>88.0292222222</text:p>
          </table:table-cell>
        </table:table-row>
        <table:table-row table:style-name="ro1">
          <table:table-cell office:value-type="string" calcext:value-type="string">
            <text:p>Wertz (20470351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3.25/5" office:value-type="float" office:value="0.65" calcext:value-type="float">
            <text:p>0.65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2.5+3.25)/9" office:value-type="float" office:value="0.638888888888889" calcext:value-type="float">
            <text:p>0.6388888889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13/20" office:value-type="float" office:value="0.65" calcext:value-type="float">
            <text:p>0.65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2:.K12])*0.2+[.L12]*0.1+[.M12]*0.1+[.N12]*0.1+[.O12]*0.1+[.P12]*0.1+[.Q12]*0.15+AVERAGE([.S12:.AE12])*0.15+0.01" office:value-type="float" office:value="0.822375555555556" calcext:value-type="float">
            <text:p>0.8223755556</text:p>
          </table:table-cell>
          <table:table-cell office:value-type="string" calcext:value-type="string">
            <text:p>Wertz (20470351)</text:p>
          </table:table-cell>
          <table:table-cell table:formula="of:=[.AF12]*100" office:value-type="float" office:value="82.2375555555556" calcext:value-type="float">
            <text:p>82.2375555556</text:p>
          </table:table-cell>
        </table:table-row>
        <table:table-row table:style-name="ro1">
          <table:table-cell office:value-type="string" calcext:value-type="string">
            <text:p>Gabela (20487067)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7/10" office:value-type="float" office:value="0.7" calcext:value-type="float">
            <text:p>0.7</text:p>
          </table:table-cell>
          <table:table-cell table:formula="of:=9.5/20" office:value-type="float" office:value="0.475" calcext:value-type="float">
            <text:p>0.475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3:.K13])*0.2+[.L13]*0.1+[.M13]*0.1+[.N13]*0.1+[.O13]*0.1+[.P13]*0.1+[.Q13]*0.15+AVERAGE([.S13:.AE13])*0.15+0.01" office:value-type="float" office:value="0.852888888888889" calcext:value-type="float">
            <text:p>0.8528888889</text:p>
          </table:table-cell>
          <table:table-cell office:value-type="string" calcext:value-type="string">
            <text:p>Gabela (20487067)</text:p>
          </table:table-cell>
          <table:table-cell table:formula="of:=[.AF13]*100" office:value-type="float" office:value="85.2888888888889" calcext:value-type="float">
            <text:p>85.2888888889</text:p>
          </table:table-cell>
        </table:table-row>
        <table:table-row table:style-name="ro1">
          <table:table-cell office:value-type="string" calcext:value-type="string">
            <text:p>Leon (20545073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4.5/10" office:value-type="float" office:value="0.45" calcext:value-type="float">
            <text:p>0.45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7/10" office:value-type="float" office:value="0.7" calcext:value-type="float">
            <text:p>0.7</text:p>
          </table:table-cell>
          <table:table-cell table:formula="of:=13/20" office:value-type="float" office:value="0.65" calcext:value-type="float">
            <text:p>0.6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4:.K14])*0.2+[.L14]*0.1+[.M14]*0.1+[.N14]*0.1+[.O14]*0.1+[.P14]*0.1+[.Q14]*0.15+AVERAGE([.S14:.AE14])*0.15+0.01" office:value-type="float" office:value="0.821361111111111" calcext:value-type="float">
            <text:p>0.8213611111</text:p>
          </table:table-cell>
          <table:table-cell office:value-type="string" calcext:value-type="string">
            <text:p>Leon (20545073)</text:p>
          </table:table-cell>
          <table:table-cell table:formula="of:=[.AF14]*100" office:value-type="float" office:value="82.1361111111111" calcext:value-type="float">
            <text:p>82.1361111111</text:p>
          </table:table-cell>
        </table:table-row>
        <table:table-row table:style-name="ro1">
          <table:table-cell office:value-type="string" calcext:value-type="string">
            <text:p>Choe (20580881)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3.5/5" office:value-type="float" office:value="0.7" calcext:value-type="float">
            <text:p>0.7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8/10" office:value-type="float" office:value="0.8" calcext:value-type="float">
            <text:p>0.8</text:p>
          </table:table-cell>
          <table:table-cell table:formula="of:=6/8" office:value-type="float" office:value="0.75" calcext:value-type="float">
            <text:p>0.75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6/9" office:value-type="float" office:value="0.666666666666667" calcext:value-type="float">
            <text:p>0.6666666667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11.33/20" office:value-type="float" office:value="0.5665" calcext:value-type="float">
            <text:p>0.566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5:.K15])*0.2+[.L15]*0.1+[.M15]*0.1+[.N15]*0.1+[.O15]*0.1+[.P15]*0.1+[.Q15]*0.15+AVERAGE([.S15:.AE15])*0.15+0.01" office:value-type="float" office:value="0.794641666666667" calcext:value-type="float">
            <text:p>0.7946416667</text:p>
          </table:table-cell>
          <table:table-cell office:value-type="string" calcext:value-type="string">
            <text:p>Choe (20580881)</text:p>
          </table:table-cell>
          <table:table-cell table:formula="of:=[.AF15]*100" office:value-type="float" office:value="79.4641666666667" calcext:value-type="float">
            <text:p>79.4641666667</text:p>
          </table:table-cell>
        </table:table-row>
        <table:table-row table:style-name="ro1">
          <table:table-cell office:value-type="string" calcext:value-type="string">
            <text:p>Castanos (20480929)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formula="of:=3.67/5" office:value-type="float" office:value="0.734" calcext:value-type="float">
            <text:p>0.734</text:p>
          </table:table-cell>
          <table:table-cell table:formula="of:=6/6" office:value-type="float" office:value="1" calcext:value-type="float">
            <text:p>1</text:p>
          </table:table-cell>
          <table:table-cell table:formula="of:=3/5" office:value-type="float" office:value="0.6" calcext:value-type="float">
            <text:p>0.6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7/8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formula="of:=8/12" office:value-type="float" office:value="0.666666666666667" calcext:value-type="float">
            <text:p>0.6666666667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table:formula="of:=10.2/20" office:value-type="float" office:value="0.51" calcext:value-type="float">
            <text:p>0.51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6:.K16])*0.2+[.L16]*0.1+[.M16]*0.1+[.N16]*0.1+[.O16]*0.1+[.P16]*0.1+[.Q16]*0.15+AVERAGE([.S16:.AE16])*0.15+0.01" office:value-type="float" office:value="0.798485555555556" calcext:value-type="float">
            <text:p>0.7984855556</text:p>
          </table:table-cell>
          <table:table-cell office:value-type="string" calcext:value-type="string">
            <text:p>Castanos (20480929)</text:p>
          </table:table-cell>
          <table:table-cell table:formula="of:=[.AF16]*100" office:value-type="float" office:value="79.8485555555556" calcext:value-type="float">
            <text:p>79.8485555556</text:p>
          </table:table-cell>
        </table:table-row>
        <table:table-row table:style-name="ro1">
          <table:table-cell office:value-type="string" calcext:value-type="string">
            <text:p>Agajanian (20483558)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10/10" office:value-type="float" office:value="1" calcext:value-type="float">
            <text:p>1</text:p>
          </table:table-cell>
          <table:table-cell table:formula="of:=12/20" office:value-type="float" office:value="0.6" calcext:value-type="float">
            <text:p>0.6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7:.K17])*0.2+[.L17]*0.1+[.M17]*0.1+[.N17]*0.1+[.O17]*0.1+[.P17]*0.1+[.Q17]*0.15+AVERAGE([.S17:.AE17])*0.15+0.01" office:value-type="float" office:value="0.908847777777778" calcext:value-type="float">
            <text:p>0.9088477778</text:p>
          </table:table-cell>
          <table:table-cell office:value-type="string" calcext:value-type="string">
            <text:p>Agajanian (20483558)</text:p>
          </table:table-cell>
          <table:table-cell table:formula="of:=[.AF17]*100" office:value-type="float" office:value="90.8847777777778" calcext:value-type="float">
            <text:p>90.8847777778</text:p>
          </table:table-cell>
        </table:table-row>
        <table:table-row table:style-name="ro1">
          <table:table-cell office:value-type="string" calcext:value-type="string">
            <text:p>Ramos (20441197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5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1/10" office:value-type="float" office:value="0.1" calcext:value-type="float">
            <text:p>0.1</text:p>
          </table:table-cell>
          <table:table-cell table:formula="of:=6/9" office:value-type="float" office:value="0.666666666666667" calcext:value-type="float">
            <text:p>0.6666666667</text:p>
          </table:table-cell>
          <table:table-cell table:formula="of:=11.75/12" office:value-type="float" office:value="0.979166666666667" calcext:value-type="float">
            <text:p>0.9791666667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7/10" office:value-type="float" office:value="0.7" calcext:value-type="float">
            <text:p>0.7</text:p>
          </table:table-cell>
          <table:table-cell table:formula="of:=9/20" office:value-type="float" office:value="0.45" calcext:value-type="float">
            <text:p>0.4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8:.K18])*0.2+[.L18]*0.1+[.M18]*0.1+[.N18]*0.1+[.O18]*0.1+[.P18]*0.1+[.Q18]*0.15+AVERAGE([.S18:.AE18])*0.15+0.01" office:value-type="float" office:value="0.730333333333333" calcext:value-type="float">
            <text:p>0.7303333333</text:p>
          </table:table-cell>
          <table:table-cell office:value-type="string" calcext:value-type="string">
            <text:p>Ramos (20441197)</text:p>
          </table:table-cell>
          <table:table-cell table:formula="of:=[.AF18]*100" office:value-type="float" office:value="73.0333333333333" calcext:value-type="float">
            <text:p>73.0333333333</text:p>
          </table:table-cell>
        </table:table-row>
        <table:table-row table:style-name="ro1">
          <table:table-cell office:value-type="string" calcext:value-type="string">
            <text:p>Littaua (20501122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2/5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3.5/8" office:value-type="float" office:value="0.4375" calcext:value-type="float">
            <text:p>0.4375</text:p>
          </table:table-cell>
          <table:table-cell office:value-type="float" office:value="1" calcext:value-type="float">
            <text:p>1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10/10" office:value-type="float" office:value="1" calcext:value-type="float">
            <text:p>1</text:p>
          </table:table-cell>
          <table:table-cell table:formula="of:=10/20" office:value-type="float" office:value="0.5" calcext:value-type="float">
            <text:p>0.5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9:.K19])*0.2+[.L19]*0.1+[.M19]*0.1+[.N19]*0.1+[.O19]*0.1+[.P19]*0.1+[.Q19]*0.15+AVERAGE([.S19:.AE19])*0.15+0.01" office:value-type="float" office:value="0.804431111111111" calcext:value-type="float">
            <text:p>0.8044311111</text:p>
          </table:table-cell>
          <table:table-cell office:value-type="string" calcext:value-type="string">
            <text:p>Littaua (20501122)</text:p>
          </table:table-cell>
          <table:table-cell table:formula="of:=[.AF19]*100" office:value-type="float" office:value="80.4431111111111" calcext:value-type="float">
            <text:p>80.4431111111</text:p>
          </table:table-cell>
        </table:table-row>
        <table:table-row table:style-name="ro1">
          <table:table-cell office:value-type="string" calcext:value-type="string">
            <text:p>Van Butselaar (20604706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5.5/6" office:value-type="float" office:value="0.916666666666667" calcext:value-type="float">
            <text:p>0.9166666667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/9" office:value-type="float" office:value="1" calcext:value-type="float">
            <text:p>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16/20" office:value-type="float" office:value="0.8" calcext:value-type="float">
            <text:p>0.8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0:.K20])*0.2+[.L20]*0.1+[.M20]*0.1+[.N20]*0.1+[.O20]*0.1+[.P20]*0.1+[.Q20]*0.15+AVERAGE([.S20:.AE20])*0.15+0.01" office:value-type="float" office:value="0.960583333333333" calcext:value-type="float">
            <text:p>0.9605833333</text:p>
          </table:table-cell>
          <table:table-cell office:value-type="string" calcext:value-type="string">
            <text:p>Van Butselaar (20604706)</text:p>
          </table:table-cell>
          <table:table-cell table:formula="of:=[.AF20]*100" office:value-type="float" office:value="96.0583333333333" calcext:value-type="float">
            <text:p>96.0583333333</text:p>
          </table:table-cell>
        </table:table-row>
        <table:table-row table:style-name="ro1">
          <table:table-cell office:value-type="string" calcext:value-type="string">
            <text:p>Ordonez (20482967)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0.5/5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6.5/9" office:value-type="float" office:value="0.722222222222222" calcext:value-type="float">
            <text:p>0.7222222222</text:p>
          </table:table-cell>
          <table:table-cell table:formula="of:=5/12" office:value-type="float" office:value="0.416666666666667" calcext:value-type="float">
            <text:p>0.4166666667</text:p>
          </table:table-cell>
          <table:table-cell table:formula="of:=6.5/12" office:value-type="float" office:value="0.541666666666667" calcext:value-type="float">
            <text:p>0.5416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8.33/20" office:value-type="float" office:value="0.4165" calcext:value-type="float">
            <text:p>0.416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1:.K21])*0.2+[.L21]*0.1+[.M21]*0.1+[.N21]*0.1+[.O21]*0.1+[.P21]*0.1+[.Q21]*0.15+AVERAGE([.S21:.AE21])*0.15+0.01" office:value-type="float" office:value="0.587197222222222" calcext:value-type="float">
            <text:p>0.5871972222</text:p>
          </table:table-cell>
          <table:table-cell office:value-type="string" calcext:value-type="string">
            <text:p>Ordonez (20482967)</text:p>
          </table:table-cell>
          <table:table-cell table:formula="of:=[.AF21]*100" office:value-type="float" office:value="58.7197222222222" calcext:value-type="float">
            <text:p>58.7197222222</text:p>
          </table:table-cell>
        </table:table-row>
        <table:table-row table:style-name="ro1">
          <table:table-cell office:value-type="string" calcext:value-type="string">
            <text:p>Hernandez (20541553)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2.16666/5" office:value-type="float" office:value="0.433332" calcext:value-type="float">
            <text:p>0.433332</text:p>
          </table:table-cell>
          <table:table-cell office:value-type="float" office:value="0" calcext:value-type="float">
            <text:p>0</text:p>
          </table:table-cell>
          <table:table-cell table:formula="of:=4.5/5" office:value-type="float" office:value="0.9" calcext:value-type="float">
            <text:p>0.9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6.5/8" office:value-type="float" office:value="0.8125" calcext:value-type="float">
            <text:p>0.8125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75/9" office:value-type="float" office:value="0.75" calcext:value-type="float">
            <text:p>0.75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9/12" office:value-type="float" office:value="0.75" calcext:value-type="float">
            <text:p>0.75</text:p>
          </table:table-cell>
          <table:table-cell table:formula="of:=9/10" office:value-type="float" office:value="0.9" calcext:value-type="float">
            <text:p>0.9</text:p>
          </table:table-cell>
          <table:table-cell table:formula="of:=11.8/20" office:value-type="float" office:value="0.59" calcext:value-type="float">
            <text:p>0.59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2:.K22])*0.2+[.L22]*0.1+[.M22]*0.1+[.N22]*0.1+[.O22]*0.1+[.P22]*0.1+[.Q22]*0.15+AVERAGE([.S22:.AE22])*0.15+0.01" office:value-type="float" office:value="0.77691664" calcext:value-type="float">
            <text:p>0.77691664</text:p>
          </table:table-cell>
          <table:table-cell office:value-type="string" calcext:value-type="string">
            <text:p>Hernandez (20541553)</text:p>
          </table:table-cell>
          <table:table-cell table:formula="of:=[.AF22]*100" office:value-type="float" office:value="77.691664" calcext:value-type="float">
            <text:p>77.691664</text:p>
          </table:table-cell>
        </table:table-row>
        <table:table-row table:style-name="ro1">
          <table:table-cell office:value-type="string" calcext:value-type="string">
            <text:p>Tong (20486104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/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2/10" office:value-type="float" office:value="0.2" calcext:value-type="float">
            <text:p>0.2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formula="of:=7/12" office:value-type="float" office:value="0.583333333333333" calcext:value-type="float">
            <text:p>0.5833333333</text:p>
          </table:table-cell>
          <table:table-cell table:formula="of:=9/12" office:value-type="float" office:value="0.75" calcext:value-type="float">
            <text:p>0.75</text:p>
          </table:table-cell>
          <table:table-cell table:formula="of:=9/10" office:value-type="float" office:value="0.9" calcext:value-type="float">
            <text:p>0.9</text:p>
          </table:table-cell>
          <table:table-cell table:formula="of:=6.5/20" office:value-type="float" office:value="0.325" calcext:value-type="float">
            <text:p>0.32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3:.K23])*0.2+[.L23]*0.1+[.M23]*0.1+[.N23]*0.1+[.O23]*0.1+[.P23]*0.1+[.Q23]*0.15+AVERAGE([.S23:.AE23])*0.15+0.01" office:value-type="float" office:value="0.580972222222222" calcext:value-type="float">
            <text:p>0.5809722222</text:p>
          </table:table-cell>
          <table:table-cell office:value-type="string" calcext:value-type="string">
            <text:p>Tong (20486104)</text:p>
          </table:table-cell>
          <table:table-cell table:formula="of:=[.AF23]*100" office:value-type="float" office:value="58.0972222222222" calcext:value-type="float">
            <text:p>58.0972222222</text:p>
          </table:table-cell>
        </table:table-row>
        <table:table-row table:style-name="ro1">
          <table:table-cell office:value-type="string" calcext:value-type="string">
            <text:p>Moore (20545106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1.67/5" office:value-type="float" office:value="0.334" calcext:value-type="float">
            <text:p>0.334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4.25/5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75/9" office:value-type="float" office:value="0.861111111111111" calcext:value-type="float">
            <text:p>0.861111111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5/20" office:value-type="float" office:value="0.25" calcext:value-type="float">
            <text:p>0.25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4:.K24])*0.2+[.L24]*0.1+[.M24]*0.1+[.N24]*0.1+[.O24]*0.1+[.P24]*0.1+[.Q24]*0.15+AVERAGE([.S24:.AE24])*0.15+0.01" office:value-type="float" office:value="0.790957777777778" calcext:value-type="float">
            <text:p>0.7909577778</text:p>
          </table:table-cell>
          <table:table-cell office:value-type="string" calcext:value-type="string">
            <text:p>Moore (20545106)</text:p>
          </table:table-cell>
          <table:table-cell table:formula="of:=[.AF24]*100" office:value-type="float" office:value="79.0957777777778" calcext:value-type="float">
            <text:p>79.0957777778</text:p>
          </table:table-cell>
        </table:table-row>
        <table:table-row table:style-name="ro1">
          <table:table-cell office:value-type="string" calcext:value-type="string">
            <text:p>Willrich (20519831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.5/4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table:formula="of:=8/8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2/12" office:value-type="float" office:value="1" calcext:value-type="float">
            <text:p>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0" office:value-type="float" office:value="1" calcext:value-type="float">
            <text:p>1</text:p>
          </table:table-cell>
          <table:table-cell table:formula="of:=18.2/20" office:value-type="float" office:value="0.91" calcext:value-type="float">
            <text:p>0.91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5:.K25])*0.2+[.L25]*0.1+[.M25]*0.1+[.N25]*0.1+[.O25]*0.1+[.P25]*0.1+[.Q25]*0.15+AVERAGE([.S25:.AE25])*0.15+0.01" office:value-type="float" office:value="0.963777777777778" calcext:value-type="float">
            <text:p>0.9637777778</text:p>
          </table:table-cell>
          <table:table-cell office:value-type="string" calcext:value-type="string">
            <text:p>Willrich (20519831)</text:p>
          </table:table-cell>
          <table:table-cell table:formula="of:=[.AF25]*100" office:value-type="float" office:value="96.3777777777778" calcext:value-type="float">
            <text:p>96.3777777778</text:p>
          </table:table-cell>
        </table:table-row>
        <table:table-row table:style-name="ro1">
          <table:table-cell office:value-type="string" calcext:value-type="string">
            <text:p>Mai (20570758)</text:p>
          </table:table-cell>
          <table:table-cell office:value-type="float" office:value="0.7247" calcext:value-type="float">
            <text:p>0.7247</text:p>
          </table:table-cell>
          <table:table-cell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.75/12" office:value-type="float" office:value="0.979166666666667" calcext:value-type="float">
            <text:p>0.9791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14/20" office:value-type="float" office:value="0.7" calcext:value-type="float">
            <text:p>0.7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6:.K26])*0.2+[.L26]*0.1+[.M26]*0.1+[.N26]*0.1+[.O26]*0.1+[.P26]*0.1+[.Q26]*0.15+AVERAGE([.S26:.AE26])*0.15+0.01" office:value-type="float" office:value="0.931688444444444" calcext:value-type="float">
            <text:p>0.9316884444</text:p>
          </table:table-cell>
          <table:table-cell office:value-type="string" calcext:value-type="string">
            <text:p>Mai (20570758)</text:p>
          </table:table-cell>
          <table:table-cell table:formula="of:=[.AF26]*100" office:value-type="float" office:value="93.1688444444444" calcext:value-type="float">
            <text:p>93.16884444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 style:data-style-name="N2" text:time-value="10:12:30.2381513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12-15T10:34:04.716604728</dc:date>
    <meta:editing-duration>PT11H17M17S</meta:editing-duration>
    <meta:editing-cycles>131</meta:editing-cycles>
    <meta:generator>LibreOffice/5.1.6.2$Linux_X86_64 LibreOffice_project/10m0$Build-2</meta:generator>
    <meta:document-statistic meta:table-count="1" meta:cell-count="856" meta:object-count="0"/>
  </office:meta>
</office:document-meta>
</file>